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397cm" fo:margin-bottom="0.397cm" style:contextual-spacing="false" fo:text-align="center" style:justify-single-word="false" fo:text-indent="0cm" style:auto-text-indent="false"/>
      <style:text-properties style:font-name="Liberation Mono" fo:font-size="18pt" fo:font-style="italic" style:font-size-asian="18pt" style:font-style-asian="italic" style:font-size-complex="18pt" style:font-style-complex="italic"/>
    </style:style>
    <style:style style:name="P2" style:family="paragraph" style:parent-style-name="Heading_20_3">
      <style:paragraph-properties fo:text-align="justify" style:justify-single-word="false"/>
      <style:text-properties style:font-name="Mono" fo:font-size="14pt" style:font-size-asian="14pt" style:font-size-complex="14pt" loext:padding="0cm" loext:border="none"/>
    </style:style>
    <style:style style:name="P3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Mono" fo:font-size="14pt" style:font-size-asian="14pt" style:font-size-complex="14pt" loext:padding="0cm" loext:border="none"/>
    </style:style>
    <style:style style:name="P4" style:family="paragraph" style:parent-style-name="Heading_20_4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Mono" fo:font-size="14pt" style:font-size-asian="14pt" style:font-size-complex="14pt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text-align="justify" style:justify-single-word="false" fo:text-indent="0cm" style:auto-text-indent="false" fo:padding="0cm" fo:border="non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color="#c9211e" loext:opacity="100%" style:font-name="Mono"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Mono" fo:font-size="14pt" style:font-size-asian="14pt" style:font-size-complex="14pt" loext:padding="0cm" loext:border="none"/>
    </style:style>
    <style:style style:name="P9" style:family="paragraph" style:parent-style-name="Text_20_body">
      <style:paragraph-properties fo:text-align="justify" style:justify-single-word="false"/>
      <style:text-properties style:font-name="Mono" fo:font-size="14pt" style:font-size-asian="14pt" style:font-size-complex="14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officeooo:paragraph-rsid="00052839"/>
    </style:style>
    <style:style style:name="T1" style:family="text">
      <style:text-properties loext:padding="0cm" loext:border="none"/>
    </style:style>
    <style:style style:name="T2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3" style:family="text">
      <style:text-properties style:font-name="Mono" loext:padding="0cm" loext:border="none"/>
    </style:style>
    <style:style style:name="T4" style:family="text">
      <style:text-properties style:font-name="Mono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5" style:family="text">
      <style:text-properties style:font-name="Mono" fo:font-size="14pt" style:font-size-asian="14pt" style:font-size-complex="14pt" loext:padding="0cm" loext:border="none"/>
    </style:style>
    <style:style style:name="T6" style:family="text">
      <style:text-properties style:font-name="Mono"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7" style:family="text">
      <style:text-properties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T8" style:family="text">
      <style:text-properties fo:color="#c9211e" loext:opacity="100%"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2-01 | 📘 Aula - O que são Props?</text:h>
      <text:p text:style-name="Standard"/>
      <text:h text:style-name="P2" text:outline-level="3"><text:bookmark text:name="introdução"/>Introdução</text:h>
      <text:p text:style-name="P9"/>
      <text:section text:style-name="Sect1" text:name="__next">
        <text:p text:style-name="P12"><text:span text:style-name="T5">Focamos nas últimas aulas em criar componentes, importá-los, exportá-los e organizá-los de forma escalável em pasta com base em referências de arquitetura. Porém, para que haja dinamismo entre os componentes e a escalabilidade se concretize de fato, precisamos conhecer um recurso essencial presente nos componentes: </text:span><text:span text:style-name="Strong_20_Emphasis"><text:span text:style-name="T5">as props.</text:span></text:span></text:p>
        <text:p text:style-name="P12"><text:span text:style-name="Strong_20_Emphasis"><text:span text:style-name="T5"/></text:span></text:p>
        <text:h text:style-name="P3" text:outline-level="3"><text:bookmark text:name="o-que-são-props?"/>O que são props?</text:h>
        <text:p text:style-name="P8"/>
        <text:p text:style-name="P8">Props são uma forma de passar dados e funções de um componente pai para um componente filho no React. As props são passadas como atributos para o componente filho e podem ser acessadas através do objeto props do componente.</text:p>
        <text:p text:style-name="P8">São muito semelhantes aos parâmetros de uma função, só que com uma sintaxe bem própria do JSX. Confira o comparativo abaixo:⁠</text:p>
        <text:p text:style-name="P8"/>
        <text:p text:style-name="P10"><text:span text:style-name="Strong_20_Emphasis"><text:span text:style-name="T5">Função JavaScript com parâmetros:</text:span></text:span></text:p>
        <text:p text:style-name="P10"><text:span text:style-name="Strong_20_Emphasis"><text:span text:style-name="T5"/></text:span></text:p>
        <text:p text:style-name="P6"><text:span text:style-name="Source_20_Text"><text:span text:style-name="T8">function person(name, surname, age){</text:span></text:span></text:p>
        <text:p text:style-name="P6"><text:span text:style-name="Source_20_Text"><text:span text:style-name="T8"><text:s text:c="3"/>console.log(name, surname, age);</text:span></text:span></text:p>
        <text:p text:style-name="P6"><text:span text:style-name="Source_20_Text"><text:span text:style-name="T8">}</text:span></text:span></text:p>
        <text:p text:style-name="P6"><text:span text:style-name="Source_20_Text"><text:span text:style-name="T8">⁠</text:span></text:span></text:p>
        <text:p text:style-name="P6"><text:span text:style-name="Source_20_Text"><text:span text:style-name="T8">person("Alex", "Conder", 32);</text:span></text:span></text:p>
        <text:p text:style-name="P5"><text:span text:style-name="Source_20_Text"><text:span text:style-name="T5"/></text:span></text:p>
        <text:p text:style-name="P10"><text:span text:style-name="Strong_20_Emphasis"><text:span text:style-name="T5">Função componente react com props:</text:span></text:span></text:p>
        <text:p text:style-name="P10"><text:span text:style-name="Strong_20_Emphasis"><text:span text:style-name="T5"/></text:span></text:p>
        <text:p text:style-name="P6"><text:span text:style-name="Source_20_Text"><text:span text:style-name="T8">const PersonCard = ({name, surname, age}) =&gt; {</text:span></text:span></text:p>
        <text:p text:style-name="P6"><text:span text:style-name="Source_20_Text"><text:span text:style-name="T8"><text:s text:c="2"/>return (</text:span></text:span></text:p>
        <text:p text:style-name="P6"><text:span text:style-name="Source_20_Text"><text:span text:style-name="T8"><text:s text:c="4"/>&lt;div&gt;</text:span></text:span></text:p>
        <text:p text:style-name="P6"><text:span text:style-name="Source_20_Text"><text:span text:style-name="T8"><text:s text:c="6"/>&lt;span&gt;</text:span></text:span></text:p>
        <text:p text:style-name="P6"><text:span text:style-name="Source_20_Text"><text:span text:style-name="T8"><text:s text:c="8"/>&lt;p&gt;Olá, {name} {surname}&lt;/p&gt;</text:span></text:span></text:p>
        <text:p text:style-name="P6"><text:span text:style-name="Source_20_Text"><text:span text:style-name="T8"><text:s text:c="8"/>&lt;p&gt;Sua idade é {age} anos.&lt;/p&gt;</text:span></text:span></text:p>
        <text:p text:style-name="P6"><text:soft-page-break/><text:span text:style-name="Source_20_Text"><text:span text:style-name="T8"><text:s text:c="6"/>&lt;/span&gt;</text:span></text:span></text:p>
        <text:p text:style-name="P6"><text:span text:style-name="Source_20_Text"><text:span text:style-name="T8"><text:s text:c="4"/>&lt;/div&gt;</text:span></text:span></text:p>
        <text:p text:style-name="P6"><text:span text:style-name="Source_20_Text"><text:span text:style-name="T8"><text:s text:c="2"/>)</text:span></text:span></text:p>
        <text:p text:style-name="P6"><text:span text:style-name="Source_20_Text"><text:span text:style-name="T8">} </text:span></text:span></text:p>
        <text:p text:style-name="P6"><text:span text:style-name="Source_20_Text"><text:span text:style-name="T8"/></text:span></text:p>
        <text:p text:style-name="P6"><text:span text:style-name="Source_20_Text"><text:span text:style-name="T8">export default PersonCard; <text:s/></text:span></text:span></text:p>
        <text:p text:style-name="P6"><text:span text:style-name="Source_20_Text"><text:span text:style-name="T8"/></text:span></text:p>
        <text:p text:style-name="P6"><text:span text:style-name="Source_20_Text"><text:span text:style-name="T8">Na importação:</text:span></text:span></text:p>
        <text:p text:style-name="P6"><text:span text:style-name="Source_20_Text"><text:span text:style-name="T8"/></text:span></text:p>
        <text:p text:style-name="P6"><text:span text:style-name="Source_20_Text"><text:span text:style-name="T8">&lt;PersonCard name="Alex" surname="Conder" age={32} /&gt;</text:span></text:span></text:p>
        <text:p text:style-name="P5"><text:span text:style-name="Source_20_Text"><text:span text:style-name="T5"/></text:span></text:p>
        <text:p text:style-name="P8">Veja que falando de funções ou componentes podemos ter um comportamento variado a cada execução graças aos parametros/props.</text:p>
        <text:p text:style-name="P8"/>
        <text:h text:style-name="P4" text:outline-level="4">Desestruturação</text:h>
        <text:p text:style-name="P8"/>
        <text:p text:style-name="P8">É importante prestar atenção a um detalhe mecânico relevante: observe que as props do componente exemplificado estão envoltas em {} - este procedimento é chamado de desestruturação. Isso é feito porque, na mecânica do React, não é criado um parâmetro individual para cada prop, mas sim um único parâmetro que condensa todas as props em um objeto.</text:p>
        <text:p text:style-name="P8">A desestruturação não é obrigatória, mas é altamente recomendada, pois torna a sintaxe mais enxuta e a leitura das props mais intuitiva.</text:p>
        <text:p text:style-name="P8">Exemplo sem desestruturação e suas desvantagens:</text:p>
        <text:p text:style-name="P8"/>
        <text:p text:style-name="P6"><text:span text:style-name="Source_20_Text"><text:span text:style-name="T8">const PersonCard = (props) =&gt; {</text:span></text:span></text:p>
        <text:p text:style-name="P6"><text:span text:style-name="Source_20_Text"><text:span text:style-name="T8"><text:s text:c="2"/>return (</text:span></text:span></text:p>
        <text:p text:style-name="P6"><text:span text:style-name="Source_20_Text"><text:span text:style-name="T8"><text:s text:c="4"/>&lt;div&gt;</text:span></text:span></text:p>
        <text:p text:style-name="P6"><text:span text:style-name="Source_20_Text"><text:span text:style-name="T8"><text:s text:c="6"/>&lt;span&gt;</text:span></text:span></text:p>
        <text:p text:style-name="P6"><text:span text:style-name="Source_20_Text"><text:span text:style-name="T8"><text:s text:c="8"/>&lt;p&gt;Olá, {props.name} {props.surname}&lt;/p&gt;</text:span></text:span></text:p>
        <text:p text:style-name="P6"><text:span text:style-name="Source_20_Text"><text:span text:style-name="T8"><text:s text:c="8"/>&lt;p&gt;Sua idade é {props.age} anos.&lt;/p&gt;</text:span></text:span></text:p>
        <text:p text:style-name="P6"><text:span text:style-name="Source_20_Text"><text:span text:style-name="T8"><text:s text:c="6"/>&lt;/span&gt;</text:span></text:span></text:p>
        <text:p text:style-name="P6"><text:span text:style-name="Source_20_Text"><text:span text:style-name="T8"><text:s text:c="4"/>&lt;/div&gt;</text:span></text:span></text:p>
        <text:p text:style-name="P6"><text:span text:style-name="Source_20_Text"><text:span text:style-name="T8"><text:s text:c="2"/>)</text:span></text:span></text:p>
        <text:p text:style-name="P6"><text:span text:style-name="Source_20_Text"><text:span text:style-name="T8">} </text:span></text:span></text:p>
        <text:p text:style-name="P6"><text:span text:style-name="Source_20_Text"><text:span text:style-name="T8"/></text:span></text:p>
        <text:p text:style-name="P6"><text:span text:style-name="Source_20_Text"><text:span text:style-name="T8">export default PersonCard; <text:s/></text:span></text:span></text:p>
        <text:p text:style-name="P10"><text:soft-page-break/><text:span text:style-name="T5">Veja que fica subjetivo as props recebidas, além do </text:span><text:span text:style-name="Source_20_Text"><text:span text:style-name="T6">props.</text:span></text:span><text:span text:style-name="T5"> ficar se repetindo a cada chamada de prop. Por isso, prefira utilizar a desestruturação.</text:span></text:p>
        <text:p text:style-name="P10"><text:span text:style-name="T5"/></text:p>
        <text:h text:style-name="P3" text:outline-level="3"><text:bookmark text:name="reforçando"/>Reforçando</text:h>
        <text:p text:style-name="P8"/>
        <text:p text:style-name="P10"><text:span text:style-name="T5">Com esse recurso, poderíamos aproveitar o componente fragmento </text:span><text:span text:style-name="Source_20_Text"><text:span text:style-name="T6">Input</text:span></text:span><text:span text:style-name="T5"> criado nas aulas anteriores e torná-lo dinâmico:</text:span></text:p>
        <text:p text:style-name="P10"><text:span text:style-name="T5"/></text:p>
        <text:p text:style-name="P6"><text:span text:style-name="Source_20_Text"><text:span text:style-name="T8">const Input = ({id, type, label}) =&gt; {</text:span></text:span></text:p>
        <text:p text:style-name="P6"><text:span text:style-name="Source_20_Text"><text:span text:style-name="T8">⁠ <text:s/>return(</text:span></text:span></text:p>
        <text:p text:style-name="P6"><text:span text:style-name="Source_20_Text"><text:span text:style-name="T8">⁠ <text:s text:c="3"/>&lt;div&gt;</text:span></text:span></text:p>
        <text:p text:style-name="P6"><text:span text:style-name="Source_20_Text"><text:span text:style-name="T8">⁠ <text:s text:c="5"/>&lt;label htmlFor={id}&gt;{label}&lt;/label&gt;</text:span></text:span></text:p>
        <text:p text:style-name="P6"><text:span text:style-name="Source_20_Text"><text:span text:style-name="T8">⁠ <text:s text:c="5"/>&lt;input type={type} id={id} name={id} /&gt;</text:span></text:span></text:p>
        <text:p text:style-name="P6"><text:span text:style-name="Source_20_Text"><text:span text:style-name="T8"><text:s text:c="4"/>&lt;/div&gt;</text:span></text:span></text:p>
        <text:p text:style-name="P6"><text:span text:style-name="Source_20_Text"><text:span text:style-name="T8"><text:s text:c="2"/>)</text:span></text:span></text:p>
        <text:p text:style-name="P6"><text:span text:style-name="Source_20_Text"><text:span text:style-name="T8">}⁠</text:span></text:span></text:p>
        <text:p text:style-name="P6"><text:span text:style-name="Source_20_Text"><text:span text:style-name="T8"/></text:span></text:p>
        <text:p text:style-name="P6"><text:span text:style-name="Source_20_Text"><text:span text:style-name="T8">&lt;Input id="name" type="text" label="Nome" <text:s/>/&gt;⁠</text:span></text:span></text:p>
        <text:p text:style-name="P6"><text:span text:style-name="Source_20_Text"><text:span text:style-name="T8">&lt;Input id="email" type="email" label="E-mail" <text:s/>/&gt;</text:span></text:span></text:p>
        <text:p text:style-name="P6"><text:span text:style-name="Source_20_Text"><text:span text:style-name="T8">&lt;Input id="password" type="password" label="Senha" <text:s/>/&gt;</text:span></text:span></text:p>
        <text:p text:style-name="P5"><text:span text:style-name="Source_20_Text"><text:span text:style-name="T5"/></text:span></text:p>
        <text:p text:style-name="P5"><text:span text:style-name="Source_20_Text"><text:span text:style-name="T5"/></text:span></text:p>
        <text:p text:style-name="P10"><text:span text:style-name="T5">Dessa forma, com apenas um componente </text:span><text:span text:style-name="Source_20_Text"><text:span text:style-name="T6">Input</text:span></text:span><text:span text:style-name="T5">, seria possível contemplar uma ampla variedade de possibilidades e variações.</text:span></text:p>
        <text:p text:style-name="P8">Também vale ressaltar que as props não se limitam apenas às possibilidades de renderização dentro do JSX dos componentes e podem ser utilizadas em funções lógicas também.⁠</text:p>
        <text:p text:style-name="P8"/>
        <text:p text:style-name="P5"><text:span text:style-name="Source_20_Text"><text:span text:style-name="T8">const PersonCard = ({name, surname, age}) =&gt; {</text:span></text:span></text:p>
        <text:p text:style-name="P5"><text:span text:style-name="Source_20_Text"><text:span text:style-name="T8"><text:s text:c="2"/>const isOlder = () =&gt; {</text:span></text:span></text:p>
        <text:p text:style-name="P5"><text:span text:style-name="Source_20_Text"><text:span text:style-name="T8"><text:s text:c="4"/>if(age &gt; 30){</text:span></text:span></text:p>
        <text:p text:style-name="P5"><text:span text:style-name="Source_20_Text"><text:span text:style-name="T8"><text:s text:c="6"/>console.log("A idade é superior a 30 anos.");</text:span></text:span></text:p>
        <text:p text:style-name="P5"><text:span text:style-name="Source_20_Text"><text:span text:style-name="T8"><text:s text:c="4"/>} else {</text:span></text:span></text:p>
        <text:p text:style-name="P5"><text:span text:style-name="Source_20_Text"><text:span text:style-name="T8"><text:s text:c="6"/>console.log("A idade é menor que 30 anos.");</text:span></text:span></text:p>
        <text:p text:style-name="P5"><text:span text:style-name="Source_20_Text"><text:span text:style-name="T8"><text:s text:c="4"/>}</text:span></text:span></text:p>
        <text:p text:style-name="P5"><text:span text:style-name="Source_20_Text"><text:span text:style-name="T8"><text:s text:c="2"/>}⁠</text:span></text:span></text:p>
        <text:p text:style-name="P7"/>
        <text:p text:style-name="P5"><text:soft-page-break/><text:span text:style-name="Source_20_Text"><text:span text:style-name="T8"><text:s text:c="2"/>return (</text:span></text:span></text:p>
        <text:p text:style-name="P5"><text:span text:style-name="Source_20_Text"><text:span text:style-name="T8"><text:s text:c="4"/>&lt;div&gt;</text:span></text:span></text:p>
        <text:p text:style-name="P5"><text:span text:style-name="Source_20_Text"><text:span text:style-name="T8"><text:s text:c="6"/>&lt;span&gt;</text:span></text:span></text:p>
        <text:p text:style-name="P5"><text:span text:style-name="Source_20_Text"><text:span text:style-name="T8"><text:s text:c="8"/>&lt;p&gt;Olá, {name} {surname}&lt;/p&gt;</text:span></text:span></text:p>
        <text:p text:style-name="P5"><text:span text:style-name="Source_20_Text"><text:span text:style-name="T8"><text:s text:c="8"/>&lt;p&gt;Sua idade é {age} anos.&lt;/p&gt;</text:span></text:span></text:p>
        <text:p text:style-name="P5"><text:span text:style-name="Source_20_Text"><text:span text:style-name="T8"><text:s text:c="6"/>&lt;/span&gt;</text:span></text:span></text:p>
        <text:p text:style-name="P5"><text:span text:style-name="Source_20_Text"><text:span text:style-name="T8"><text:s text:c="4"/>&lt;/div&gt;</text:span></text:span></text:p>
        <text:p text:style-name="P5"><text:span text:style-name="Source_20_Text"><text:span text:style-name="T8"><text:s text:c="2"/>)</text:span></text:span></text:p>
        <text:p text:style-name="P5"><text:span text:style-name="Source_20_Text"><text:span text:style-name="T8">} </text:span></text:span></text:p>
        <text:p text:style-name="P7"/>
        <text:p text:style-name="P5"><text:span text:style-name="Source_20_Text"><text:span text:style-name="T8">export default PersonCard; <text:s/></text:span></text:span></text:p>
        <text:p text:style-name="P5"><text:span text:style-name="Source_20_Text"><text:span text:style-name="T5"/></text:span></text:p>
        <text:p text:style-name="P8">Exploraremos mais possibilidades em aulas futuras e também nas entregas que vem pela frente.</text:p>
        <text:p text:style-name="P8"/>
        <text:h text:style-name="P4" text:outline-level="4">Comparando props com elementos HTML</text:h>
        <text:p text:style-name="P8"/>
        <text:p text:style-name="P10"><text:span text:style-name="T5">Uma abordagem para entender props e componentização é imaginar que estamos criando as nossas próprias HTML, se um componente for a tag a qual estamos criando, as props nada mais são do que atributos que nos permitem criar variações de comportamento.<text:line-break/><text:line-break/>Por exemplo, na tag </text:span><text:span text:style-name="Strong_20_Emphasis"><text:span text:style-name="T5">img</text:span></text:span><text:span text:style-name="T5"> ao, alterarmos o atributo </text:span><text:span text:style-name="Source_20_Text"><text:span text:style-name="T6">src</text:span></text:span><text:span text:style-name="T5"> conseguimos alterar a imagem sendo exibida e alterarmos </text:span><text:span text:style-name="Source_20_Text"><text:span text:style-name="T6">alt</text:span></text:span><text:span text:style-name="T5"> conseguimos fornecer diferentes textos alternativos.<text:line-break/><text:line-break/>Olhando para o componente </text:span><text:span text:style-name="Source_20_Text"><text:span text:style-name="T6">Input</text:span></text:span><text:span text:style-name="T5"> apresentado lá em cima temos 3 props:⁠</text:span></text:p>
        <text:list text:style-name="L1">
          <text:list-item>
            <text:p text:style-name="P11"><text:span text:style-name="Strong_20_Emphasis"><text:span text:style-name="T5">id:</text:span></text:span><text:span text:style-name="T5"> que alterar o identificador juntamente com o name da tag input inserida dentro do componente</text:span></text:p>
          </text:list-item>
          <text:list-item>
            <text:p text:style-name="P11"><text:span text:style-name="T5">⁠</text:span><text:span text:style-name="Strong_20_Emphasis"><text:span text:style-name="T5">type:</text:span></text:span><text:span text:style-name="T5"> altera o tipo de input presente no componente⁠</text:span></text:p>
          </text:list-item>
          <text:list-item>
            <text:p text:style-name="P11"><text:span text:style-name="Strong_20_Emphasis"><text:span text:style-name="T5">label:</text:span></text:span><text:span text:style-name="T5"> altera o texto rótulo dentro da tag label</text:span></text:p>
          </text:list-item>
        </text:list>
        <text:p text:style-name="P10"><text:span text:style-name="T5">Podemos perceber tanto na </text:span><text:span text:style-name="Source_20_Text"><text:span text:style-name="T6">img</text:span></text:span><text:span text:style-name="T5"> quanto no componente </text:span><text:span text:style-name="Source_20_Text"><text:span text:style-name="T6">Input</text:span></text:span><text:span text:style-name="T5"> o objetivo de tornar o uso variável e escalável.</text:span></text:p>
        <text:p text:style-name="P10"><text:span text:style-name="T5"/></text:p>
        <text:h text:style-name="P3" text:outline-level="3"><text:bookmark text:name="finalização"/><text:soft-page-break/>Finalização</text:h>
        <text:p text:style-name="P8"/>
        <text:p text:style-name="P8">As props deixam nossos componentes muito mais versáteis e escaláveis, além de serem essenciais para o funcionamento do React. Aprendemos o essencial sobre elas nessa aula e continuaremos a evoluir neste assunto nas aulas seguintes.</text:p>
      </text:section>
      <text:p text:style-name="Standard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9:39:51.866224690</meta:creation-date>
    <dc:date>2024-03-13T09:43:56.365584853</dc:date>
    <meta:editing-duration>PT4M4S</meta:editing-duration>
    <meta:editing-cycles>1</meta:editing-cycles>
    <meta:document-statistic meta:table-count="0" meta:image-count="0" meta:object-count="0" meta:page-count="5" meta:paragraph-count="86" meta:word-count="679" meta:character-count="4465" meta:non-whitespace-character-count="3696"/>
    <meta:generator>LibreOffice/24.2.0.3$Linux_X86_64 LibreOffice_project/da48488a73ddd66ea24cf16bbc4f7b9c08e9bea1</meta:generator>
  </office:meta>
</office:document-meta>
</file>